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083885381175731080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573173807828177529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272357798459335568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  <text:p text:style-name="P8"/>
      <text:p text:style-name="P8">Sun 5/8/16: <text:span text:style-name="T1">4 miles</text:span></text:p>
      <text:p text:style-name="P8">I walked 1.5 miles on a trail in the woods. <text:s/>A few hours later, 2.5 mile run on hilly roads at 9:43/mi.<text:span text:style-name="T1"> </text:span></text:p>
      <text:p text:style-name="P8"><text:span text:style-name="T1"/></text:p>
      <text:p text:style-name="P8">Mon 5/9/16:<text:span text:style-name="T1"> 5.5 miles</text:span></text:p>
      <text:p text:style-name="P8">½ mile warmup on roads</text:p>
      <text:p text:style-name="P8">On indoor track: ½ mile in 4:41</text:p>
      <text:p text:style-name="P8">rest 3 minutes</text:p>
      <text:p text:style-name="P8">On treadmill: <text:s/>4 miles at 9:00/mi</text:p>
      <text:p text:style-name="P8">½ mile warm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9T11:25:56.76</dc:date>
    <dc:creator>James Lombardi</dc:creator>
    <meta:editing-duration>PT21H40M27S</meta:editing-duration>
    <meta:editing-cycles>112</meta:editing-cycles>
    <meta:document-statistic meta:table-count="0" meta:image-count="0" meta:object-count="0" meta:page-count="12" meta:paragraph-count="367" meta:word-count="3907" meta:character-count="19786"/>
  </office:meta>
</office:document-meta>
</file>